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45520833333333cm"/>
    </style:style>
    <style:style style:name="ro1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2"/>
          <table:table-cell office:value-type="string" table:style-name="ce2">
            <text:p>RET</text:p>
          </table:table-cell>
          <table:table-cell office:value-type="string" table:style-name="ce2">
            <text:p>DET</text:p>
          </table:table-cell>
          <table:table-cell office:value-type="string" table:style-name="ce2">
            <text:p>FP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2">
            <text:p>ILF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6" table:formula="of:=IF([.C2]&lt;=1; IF([.D2]&lt;=19;6; IF([.D2]&lt;=50;7;9)); IF(AND([.C2]&gt;=2; [.C2]&lt;=5); IF([.D2]&lt;=19;6; IF([.D2]&lt;=50;9;12)); IF([.C2]&gt;5; IF([.D2]&lt;=19;9; IF([.D2]&lt;=50;12;15)))))" table:style-name="ce2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onster</text:p>
          </table:table-cell>
          <table:table-cell office:value-type="string" table:style-name="ce2">
            <text:p>ILF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6" table:formula="of:=IF([.C3]&lt;=1; IF([.D3]&lt;=19;6; IF([.D3]&lt;=50;7;9)); IF(AND([.C3]&gt;=2; [.C3]&lt;=5); IF([.D3]&lt;=19;6; IF([.D3]&lt;=50;9;12)); IF([.C3]&gt;5; IF([.D3]&lt;=19;9; IF([.D3]&lt;=50;12;15)))))" table:style-name="ce2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ILF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6" table:formula="of:=IF([.C4]&lt;=1; IF([.D4]&lt;=19;6; IF([.D4]&lt;=50;7;9)); IF(AND([.C4]&gt;=2; [.C4]&lt;=5); IF([.D4]&lt;=19;6; IF([.D4]&lt;=50;9;12)); IF([.C4]&gt;5; IF([.D4]&lt;=19;9; IF([.D4]&lt;=50;12;15)))))" table:style-name="ce2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counter</text:p>
          </table:table-cell>
          <table:table-cell office:value-type="string" table:style-name="ce2">
            <text:p>ILF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6" table:formula="of:=IF([.C5]&lt;=1; IF([.D5]&lt;=19;6; IF([.D5]&lt;=50;7;9)); IF(AND([.C5]&gt;=2; [.C5]&lt;=5); IF([.D5]&lt;=19;6; IF([.D5]&lt;=50;9;12)); IF([.C5]&gt;5; IF([.D5]&lt;=19;9; IF([.D5]&lt;=50;12;15)))))" table:style-name="ce2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Inventory</text:p>
          </table:table-cell>
          <table:table-cell office:value-type="string" table:style-name="ce2">
            <text:p>ILF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6" table:formula="of:=IF([.C6]&lt;=1; IF([.D6]&lt;=19;6; IF([.D6]&lt;=50;7;9)); IF(AND([.C6]&gt;=2; [.C6]&lt;=5); IF([.D6]&lt;=19;6; IF([.D6]&lt;=50;9;12)); IF([.C6]&gt;5; IF([.D6]&lt;=19;9; IF([.D6]&lt;=50;12;15)))))" table:style-name="ce2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llection</text:p>
          </table:table-cell>
          <table:table-cell office:value-type="string" table:style-name="ce2">
            <text:p>ILF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6" table:formula="of:=IF([.C7]&lt;=1; IF([.D7]&lt;=19;6; IF([.D7]&lt;=50;7;9)); IF(AND([.C7]&gt;=2; [.C7]&lt;=5); IF([.D7]&lt;=19;6; IF([.D7]&lt;=50;9;12)); IF([.C7]&gt;5; IF([.D7]&lt;=19;9; IF([.D7]&lt;=50;12;15)))))" table:style-name="ce2">
            <text:p>6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float" office:value="7" table:formula="of:=SUM([.$C$2:.C7])" table:style-name="ce2">
            <text:p>7</text:p>
          </table:table-cell>
          <table:table-cell office:value-type="float" office:value="24" table:formula="of:=SUM([.$D$2:.D7])" table:style-name="ce2">
            <text:p>24</text:p>
          </table:table-cell>
          <table:table-cell office:value-type="float" office:value="36" table:formula="of:=SUM([.$E$2:.E7])" table:style-name="ce2">
            <text:p>36</text:p>
          </table:table-cell>
          <table:table-cell table:number-columns-repeated="16379"/>
        </table:table-row>
        <table:table-row table:style-name="ro1">
          <table:table-cell table:number-columns-repeated="5" table:style-name="ce2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FTR</text:p>
          </table:table-cell>
          <table:table-cell office:value-type="string" table:style-name="ce2">
            <text:p>DET</text:p>
          </table:table-cell>
          <table:table-cell office:value-type="string" table:style-name="ce2">
            <text:p>FP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egister a new user</text:p>
          </table:table-cell>
          <table:table-cell office:value-type="string" table:style-name="ce2">
            <text:p>EI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4" table:formula="of:=IF([.B11]=&quot;EI&quot;; IF(AND([.D2]&lt;=15;[.C2]&lt;=1);4;IF(AND([.D2]&lt;=15;[.C2]&lt;=3);4;6)); IF([.B11]=&quot;EO&quot;; IF(AND([.D2]&lt;=19;[.C2]&lt;=1);5;IF(AND([.D2]&lt;=19;[.C2]&lt;=3);5;7)); IF([.B11]=&quot;EQ&quot;; IF(AND([.D2]&lt;=19;[.C2]&lt;=1);4;IF(AND([.D2]&lt;=19;[.C2]&lt;=3);4;6)))))" table:style-name="ce2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ogin to the system</text:p>
          </table:table-cell>
          <table:table-cell office:value-type="string" table:style-name="ce2">
            <text:p>EI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formula="of:=IF([.B12]=&quot;EI&quot;; IF(AND([.D3]&lt;=15;[.C3]&lt;=1);4;IF(AND([.D3]&lt;=15;[.C3]&lt;=3);4;6)); IF([.B12]=&quot;EO&quot;; IF(AND([.D3]&lt;=19;[.C3]&lt;=1);5;IF(AND([.D3]&lt;=19;[.C3]&lt;=3);5;7)); IF([.B12]=&quot;EQ&quot;; IF(AND([.D3]&lt;=19;[.C3]&lt;=1);4;IF(AND([.D3]&lt;=19;[.C3]&lt;=3);4;6)))))" table:style-name="ce2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 user</text:p>
          </table:table-cell>
          <table:table-cell office:value-type="string" table:style-name="ce1">
            <text:p>EI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formula="of:=IF([.B13]=&quot;EI&quot;; IF(AND([.D4]&lt;=15;[.C4]&lt;=1);4;IF(AND([.D4]&lt;=15;[.C4]&lt;=3);4;6)); IF([.B13]=&quot;EO&quot;; IF(AND([.D4]&lt;=19;[.C4]&lt;=1);5;IF(AND([.D4]&lt;=19;[.C4]&lt;=3);5;7)); IF([.B13]=&quot;EQ&quot;; IF(AND([.D4]&lt;=19;[.C4]&lt;=1);4;IF(AND([.D4]&lt;=19;[.C4]&lt;=3);4;6)))))" table:style-name="ce2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 user</text:p>
          </table:table-cell>
          <table:table-cell office:value-type="string" table:style-name="ce1">
            <text:p>EI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formula="of:=IF([.B14]=&quot;EI&quot;; IF(AND([.D5]&lt;=15;[.C5]&lt;=1);4;IF(AND([.D5]&lt;=15;[.C5]&lt;=3);4;6)); IF([.B14]=&quot;EO&quot;; IF(AND([.D5]&lt;=19;[.C5]&lt;=1);5;IF(AND([.D5]&lt;=19;[.C5]&lt;=3);5;7)); IF([.B14]=&quot;EQ&quot;; IF(AND([.D5]&lt;=19;[.C5]&lt;=1);4;IF(AND([.D5]&lt;=19;[.C5]&lt;=3);4;6)))))" table:style-name="ce2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ew profile by id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IF([.B15]=&quot;EI&quot;; IF(AND([.D6]&lt;=15;[.C6]&lt;=1);4;IF(AND([.D6]&lt;=15;[.C6]&lt;=3);4;6)); IF([.B15]=&quot;EO&quot;; IF(AND([.D6]&lt;=19;[.C6]&lt;=1);5;IF(AND([.D6]&lt;=19;[.C6]&lt;=3);5;7)); IF([.B15]=&quot;EQ&quot;; IF(AND([.D6]&lt;=19;[.C6]&lt;=1);4;IF(AND([.D6]&lt;=19;[.C6]&lt;=3);4;6)))))" table:style-name="ce2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min view user profiles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IF([.B16]=&quot;EI&quot;; IF(AND([.D7]&lt;=15;[.C7]&lt;=1);4;IF(AND([.D7]&lt;=15;[.C7]&lt;=3);4;6)); IF([.B16]=&quot;EO&quot;; IF(AND([.D7]&lt;=19;[.C7]&lt;=1);5;IF(AND([.D7]&lt;=19;[.C7]&lt;=3);5;7)); IF([.B16]=&quot;EQ&quot;; IF(AND([.D7]&lt;=19;[.C7]&lt;=1);4;IF(AND([.D7]&lt;=19;[.C7]&lt;=3);4;6)))))" table:style-name="ce2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min create monster</text:p>
          </table:table-cell>
          <table:table-cell office:value-type="string" table:style-name="ce1">
            <text:p>EI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formula="of:=IF([.B17]=&quot;EI&quot;; IF(AND([.D8]&lt;=15;[.C8]&lt;=1);4;IF(AND([.D8]&lt;=15;[.C8]&lt;=3);4;6)); IF([.B17]=&quot;EO&quot;; IF(AND([.D8]&lt;=19;[.C8]&lt;=1);5;IF(AND([.D8]&lt;=19;[.C8]&lt;=3);5;7)); IF([.B17]=&quot;EQ&quot;; IF(AND([.D8]&lt;=19;[.C8]&lt;=1);4;IF(AND([.D8]&lt;=19;[.C8]&lt;=3);4;6)))))" table:style-name="ce2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min edit monster</text:p>
          </table:table-cell>
          <table:table-cell office:value-type="string" table:style-name="ce1">
            <text:p>EI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formula="of:=IF([.B18]=&quot;EI&quot;; IF(AND([.D9]&lt;=15;[.C9]&lt;=1);4;IF(AND([.D9]&lt;=15;[.C9]&lt;=3);4;6)); IF([.B18]=&quot;EO&quot;; IF(AND([.D9]&lt;=19;[.C9]&lt;=1);5;IF(AND([.D9]&lt;=19;[.C9]&lt;=3);5;7)); IF([.B18]=&quot;EQ&quot;; IF(AND([.D9]&lt;=19;[.C9]&lt;=1);4;IF(AND([.D9]&lt;=19;[.C9]&lt;=3);4;6)))))" table:style-name="ce2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min delete monster</text:p>
          </table:table-cell>
          <table:table-cell office:value-type="string" table:style-name="ce1">
            <text:p>EI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formula="of:=IF([.B19]=&quot;EI&quot;; IF(AND([.D10]&lt;=15;[.C10]&lt;=1);4;IF(AND([.D10]&lt;=15;[.C10]&lt;=3);4;6)); IF([.B19]=&quot;EO&quot;; IF(AND([.D10]&lt;=19;[.C10]&lt;=1);5;IF(AND([.D10]&lt;=19;[.C10]&lt;=3);5;7)); IF([.B19]=&quot;EQ&quot;; IF(AND([.D10]&lt;=19;[.C10]&lt;=1);4;IF(AND([.D10]&lt;=19;[.C10]&lt;=3);4;6)))))" table:style-name="ce2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min view all monsters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" table:formula="of:=IF([.B20]=&quot;EI&quot;; IF(AND([.D11]&lt;=15;[.C11]&lt;=1);4;IF(AND([.D11]&lt;=15;[.C11]&lt;=3);4;6)); IF([.B20]=&quot;EO&quot;; IF(AND([.D11]&lt;=19;[.C11]&lt;=1);5;IF(AND([.D11]&lt;=19;[.C11]&lt;=3);5;7)); IF([.B20]=&quot;EQ&quot;; IF(AND([.D11]&lt;=19;[.C11]&lt;=1);4;IF(AND([.D11]&lt;=19;[.C11]&lt;=3);4;6)))))" table:style-name="ce2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ew monster by id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" table:formula="of:=IF([.B21]=&quot;EI&quot;; IF(AND([.D12]&lt;=15;[.C12]&lt;=1);4;IF(AND([.D12]&lt;=15;[.C12]&lt;=3);4;6)); IF([.B21]=&quot;EO&quot;; IF(AND([.D12]&lt;=19;[.C12]&lt;=1);5;IF(AND([.D12]&lt;=19;[.C12]&lt;=3);5;7)); IF([.B21]=&quot;EQ&quot;; IF(AND([.D12]&lt;=19;[.C12]&lt;=1);4;IF(AND([.D12]&lt;=19;[.C12]&lt;=3);4;6)))))" table:style-name="ce2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min create item</text:p>
          </table:table-cell>
          <table:table-cell office:value-type="string" table:style-name="ce1">
            <text:p>EI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formula="of:=IF([.B22]=&quot;EI&quot;; IF(AND([.D13]&lt;=15;[.C13]&lt;=1);4;IF(AND([.D13]&lt;=15;[.C13]&lt;=3);4;6)); IF([.B22]=&quot;EO&quot;; IF(AND([.D13]&lt;=19;[.C13]&lt;=1);5;IF(AND([.D13]&lt;=19;[.C13]&lt;=3);5;7)); IF([.B22]=&quot;EQ&quot;; IF(AND([.D13]&lt;=19;[.C13]&lt;=1);4;IF(AND([.D13]&lt;=19;[.C13]&lt;=3);4;6)))))" table:style-name="ce2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min edit item</text:p>
          </table:table-cell>
          <table:table-cell office:value-type="string" table:style-name="ce1">
            <text:p>EI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formula="of:=IF([.B23]=&quot;EI&quot;; IF(AND([.D14]&lt;=15;[.C14]&lt;=1);4;IF(AND([.D14]&lt;=15;[.C14]&lt;=3);4;6)); IF([.B23]=&quot;EO&quot;; IF(AND([.D14]&lt;=19;[.C14]&lt;=1);5;IF(AND([.D14]&lt;=19;[.C14]&lt;=3);5;7)); IF([.B23]=&quot;EQ&quot;; IF(AND([.D14]&lt;=19;[.C14]&lt;=1);4;IF(AND([.D14]&lt;=19;[.C14]&lt;=3);4;6)))))" table:style-name="ce2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min delete item</text:p>
          </table:table-cell>
          <table:table-cell office:value-type="string" table:style-name="ce1">
            <text:p>EI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formula="of:=IF([.B24]=&quot;EI&quot;; IF(AND([.D15]&lt;=15;[.C15]&lt;=1);4;IF(AND([.D15]&lt;=15;[.C15]&lt;=3);4;6)); IF([.B24]=&quot;EO&quot;; IF(AND([.D15]&lt;=19;[.C15]&lt;=1);5;IF(AND([.D15]&lt;=19;[.C15]&lt;=3);5;7)); IF([.B24]=&quot;EQ&quot;; IF(AND([.D15]&lt;=19;[.C15]&lt;=1);4;IF(AND([.D15]&lt;=19;[.C15]&lt;=3);4;6)))))" table:style-name="ce2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min view all items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" table:formula="of:=IF([.B25]=&quot;EI&quot;; IF(AND([.D16]&lt;=15;[.C16]&lt;=1);4;IF(AND([.D16]&lt;=15;[.C16]&lt;=3);4;6)); IF([.B25]=&quot;EO&quot;; IF(AND([.D16]&lt;=19;[.C16]&lt;=1);5;IF(AND([.D16]&lt;=19;[.C16]&lt;=3);5;7)); IF([.B25]=&quot;EQ&quot;; IF(AND([.D16]&lt;=19;[.C16]&lt;=1);4;IF(AND([.D16]&lt;=19;[.C16]&lt;=3);4;6)))))" table:style-name="ce2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ew item by id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" table:formula="of:=IF([.B26]=&quot;EI&quot;; IF(AND([.D17]&lt;=15;[.C17]&lt;=1);4;IF(AND([.D17]&lt;=15;[.C17]&lt;=3);4;6)); IF([.B26]=&quot;EO&quot;; IF(AND([.D17]&lt;=19;[.C17]&lt;=1);5;IF(AND([.D17]&lt;=19;[.C17]&lt;=3);5;7)); IF([.B26]=&quot;EQ&quot;; IF(AND([.D17]&lt;=19;[.C17]&lt;=1);4;IF(AND([.D17]&lt;=19;[.C17]&lt;=3);4;6)))))" table:style-name="ce2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reate encounter</text:p>
          </table:table-cell>
          <table:table-cell office:value-type="string" table:style-name="ce1">
            <text:p>EI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formula="of:=IF([.B27]=&quot;EI&quot;; IF(AND([.D18]&lt;=15;[.C18]&lt;=1);4;IF(AND([.D18]&lt;=15;[.C18]&lt;=3);4;6)); IF([.B27]=&quot;EO&quot;; IF(AND([.D18]&lt;=19;[.C18]&lt;=1);5;IF(AND([.D18]&lt;=19;[.C18]&lt;=3);5;7)); IF([.B27]=&quot;EQ&quot;; IF(AND([.D18]&lt;=19;[.C18]&lt;=1);4;IF(AND([.D18]&lt;=19;[.C18]&lt;=3);4;6)))))" table:style-name="ce2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min view all encounters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formula="of:=IF([.B28]=&quot;EI&quot;; IF(AND([.D19]&lt;=15;[.C19]&lt;=1);4;IF(AND([.D19]&lt;=15;[.C19]&lt;=3);4;6)); IF([.B28]=&quot;EO&quot;; IF(AND([.D19]&lt;=19;[.C19]&lt;=1);5;IF(AND([.D19]&lt;=19;[.C19]&lt;=3);5;7)); IF([.B28]=&quot;EQ&quot;; IF(AND([.D19]&lt;=19;[.C19]&lt;=1);4;IF(AND([.D19]&lt;=19;[.C19]&lt;=3);4;6)))))" table:style-name="ce2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ew encounter by id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formula="of:=IF([.B29]=&quot;EI&quot;; IF(AND([.D20]&lt;=15;[.C20]&lt;=1);4;IF(AND([.D20]&lt;=15;[.C20]&lt;=3);4;6)); IF([.B29]=&quot;EO&quot;; IF(AND([.D20]&lt;=19;[.C20]&lt;=1);5;IF(AND([.D20]&lt;=19;[.C20]&lt;=3);5;7)); IF([.B29]=&quot;EQ&quot;; IF(AND([.D20]&lt;=19;[.C20]&lt;=1);4;IF(AND([.D20]&lt;=19;[.C20]&lt;=3);4;6)))))" table:style-name="ce2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 encounter</text:p>
          </table:table-cell>
          <table:table-cell office:value-type="string" table:style-name="ce1">
            <text:p>EI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formula="of:=IF([.B30]=&quot;EI&quot;; IF(AND([.D21]&lt;=15;[.C21]&lt;=1);4;IF(AND([.D21]&lt;=15;[.C21]&lt;=3);4;6)); IF([.B30]=&quot;EO&quot;; IF(AND([.D21]&lt;=19;[.C21]&lt;=1);5;IF(AND([.D21]&lt;=19;[.C21]&lt;=3);5;7)); IF([.B30]=&quot;EQ&quot;; IF(AND([.D21]&lt;=19;[.C21]&lt;=1);4;IF(AND([.D21]&lt;=19;[.C21]&lt;=3);4;6)))))" table:style-name="ce2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y to catch a monster</text:p>
          </table:table-cell>
          <table:table-cell office:value-type="string" table:style-name="ce1">
            <text:p>EI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4" table:formula="of:=IF([.B31]=&quot;EI&quot;; IF(AND([.D22]&lt;=15;[.C22]&lt;=1);4;IF(AND([.D22]&lt;=15;[.C22]&lt;=3);4;6)); IF([.B31]=&quot;EO&quot;; IF(AND([.D22]&lt;=19;[.C22]&lt;=1);5;IF(AND([.D22]&lt;=19;[.C22]&lt;=3);5;7)); IF([.B31]=&quot;EQ&quot;; IF(AND([.D22]&lt;=19;[.C22]&lt;=1);4;IF(AND([.D22]&lt;=19;[.C22]&lt;=3);4;6)))))" table:style-name="ce2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uy item from the shop</text:p>
          </table:table-cell>
          <table:table-cell office:value-type="string" table:style-name="ce1">
            <text:p>EI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4" table:formula="of:=IF([.B32]=&quot;EI&quot;; IF(AND([.D23]&lt;=15;[.C23]&lt;=1);4;IF(AND([.D23]&lt;=15;[.C23]&lt;=3);4;6)); IF([.B32]=&quot;EO&quot;; IF(AND([.D23]&lt;=19;[.C23]&lt;=1);5;IF(AND([.D23]&lt;=19;[.C23]&lt;=3);5;7)); IF([.B32]=&quot;EQ&quot;; IF(AND([.D23]&lt;=19;[.C23]&lt;=1);4;IF(AND([.D23]&lt;=19;[.C23]&lt;=3);4;6)))))" table:style-name="ce2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ard monsters</text:p>
          </table:table-cell>
          <table:table-cell office:value-type="string" table:style-name="ce1">
            <text:p>EI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IF([.B33]=&quot;EI&quot;; IF(AND([.D24]&lt;=15;[.C24]&lt;=1);4;IF(AND([.D24]&lt;=15;[.C24]&lt;=3);4;6)); IF([.B33]=&quot;EO&quot;; IF(AND([.D24]&lt;=19;[.C24]&lt;=1);5;IF(AND([.D24]&lt;=19;[.C24]&lt;=3);5;7)); IF([.B33]=&quot;EQ&quot;; IF(AND([.D24]&lt;=19;[.C24]&lt;=1);4;IF(AND([.D24]&lt;=19;[.C24]&lt;=3);4;6)))))" table:style-name="ce2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ew player's monster collection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formula="of:=IF([.B34]=&quot;EI&quot;; IF(AND([.D25]&lt;=15;[.C25]&lt;=1);4;IF(AND([.D25]&lt;=15;[.C25]&lt;=3);4;6)); IF([.B34]=&quot;EO&quot;; IF(AND([.D25]&lt;=19;[.C25]&lt;=1);5;IF(AND([.D25]&lt;=19;[.C25]&lt;=3);5;7)); IF([.B34]=&quot;EQ&quot;; IF(AND([.D25]&lt;=19;[.C25]&lt;=1);4;IF(AND([.D25]&lt;=19;[.C25]&lt;=3);4;6)))))" table:style-name="ce2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ew player's item inventory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formula="of:=IF([.B35]=&quot;EI&quot;; IF(AND([.D26]&lt;=15;[.C26]&lt;=1);4;IF(AND([.D26]&lt;=15;[.C26]&lt;=3);4;6)); IF([.B35]=&quot;EO&quot;; IF(AND([.D26]&lt;=19;[.C26]&lt;=1);5;IF(AND([.D26]&lt;=19;[.C26]&lt;=3);5;7)); IF([.B35]=&quot;EQ&quot;; IF(AND([.D26]&lt;=19;[.C26]&lt;=1);4;IF(AND([.D26]&lt;=19;[.C26]&lt;=3);4;6)))))" table:style-name="ce2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 game timer</text:p>
          </table:table-cell>
          <table:table-cell office:value-type="string" table:style-name="ce1">
            <text:p>EI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formula="of:=IF([.B36]=&quot;EI&quot;; IF(AND([.D27]&lt;=15;[.C27]&lt;=1);4;IF(AND([.D27]&lt;=15;[.C27]&lt;=3);4;6)); IF([.B36]=&quot;EO&quot;; IF(AND([.D27]&lt;=19;[.C27]&lt;=1);5;IF(AND([.D27]&lt;=19;[.C27]&lt;=3);5;7)); IF([.B36]=&quot;EQ&quot;; IF(AND([.D27]&lt;=19;[.C27]&lt;=1);4;IF(AND([.D27]&lt;=19;[.C27]&lt;=3);4;6)))))" table:style-name="ce2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ceive a reward for completing a monster collection</text:p>
          </table:table-cell>
          <table:table-cell office:value-type="string" table:style-name="ce1">
            <text:p>EI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formula="of:=IF([.B37]=&quot;EI&quot;; IF(AND([.D28]&lt;=15;[.C28]&lt;=1);4;IF(AND([.D28]&lt;=15;[.C28]&lt;=3);4;6)); IF([.B37]=&quot;EO&quot;; IF(AND([.D28]&lt;=19;[.C28]&lt;=1);5;IF(AND([.D28]&lt;=19;[.C28]&lt;=3);5;7)); IF([.B37]=&quot;EQ&quot;; IF(AND([.D28]&lt;=19;[.C28]&lt;=1);4;IF(AND([.D28]&lt;=19;[.C28]&lt;=3);4;6)))))" table:style-name="ce2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 stats</text:p>
          </table:table-cell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formula="of:=IF([.B38]=&quot;EI&quot;; IF(AND([.D29]&lt;=15;[.C29]&lt;=1);4;IF(AND([.D29]&lt;=15;[.C29]&lt;=3);4;6)); IF([.B38]=&quot;EO&quot;; IF(AND([.D29]&lt;=19;[.C29]&lt;=1);5;IF(AND([.D29]&lt;=19;[.C29]&lt;=3);5;7)); IF([.B38]=&quot;EQ&quot;; IF(AND([.D29]&lt;=19;[.C29]&lt;=1);4;IF(AND([.D29]&lt;=19;[.C29]&lt;=3);4;6)))))" table:style-name="ce2">
            <text:p>4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48" table:formula="of:=SUM([.$C$11:.C38])" table:style-name="ce2">
            <text:p>48</text:p>
          </table:table-cell>
          <table:table-cell office:value-type="float" office:value="128" table:formula="of:=SUM([.$D$11:.D38])" table:style-name="ce2">
            <text:p>128</text:p>
          </table:table-cell>
          <table:table-cell office:value-type="float" office:value="116" table:formula="of:=SUM([.$E$11:.E38])" table:style-name="ce2">
            <text:p>116</text:p>
          </table:table-cell>
          <table:table-cell table:number-columns-repeated="16379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003</meta:generator>
    <dc:creator>Cecilia Agosta</dc:creator>
    <meta:creation-date>2025-09-29T12:24:23Z</meta:creation-date>
    <dc:date>2025-10-09T11:27:01Z</dc:date>
    <meta:editing-cycles>1</meta:editing-cycles>
    <meta:editing-duration>PT602S</meta:editing-duration>
  </office:meta>
</office:document-meta>
</file>